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2T10:22:59.349627510</meta:creation-date>
    <dc:date>2023-08-07T12:29:31.617597488</dc:date>
    <meta:editing-duration>PT3H28M53S</meta:editing-duration>
    <meta:editing-cycles>4</meta:editing-cycles>
    <meta:generator>LibreOffice/7.3.7.2$Linux_X86_64 LibreOffice_project/30$Build-2</meta:generator>
    <meta:document-statistic meta:object-count="0"/>
  </office:meta>
</office:document-meta>
</file>